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c="http://purl.org/dc/elements/1.1/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c="http://purl.org/dc/elements/1.1/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e" style:family="table-column" style:display-name="ColWide">
      <style:table-column-properties style:column-width="4cm"/>
    </style:style>
    <style:style style:name="ColMedium" style:family="table-column" style:display-name="ColMedium">
      <style:table-column-properties style:column-width="3cm"/>
    </style:style>
    <style:style style:name="RowStyle" style:family="table-row" style:display-name="RowStyle">
      <style:table-row-properties style:row-height="0.6cm"/>
    </style:style>
  </office:automatic-styles>
  <office:body>
    <office:spreadsheet>
      <table:table table:name="Sales Data">
        <table:table-column table:style-name="ColWide"/>
        <table:table-column table:style-name="ColMedium"/>
        <table:table-column table:style-name="ColMedium"/>
        <table:table-column table:style-name="ColMedium"/>
        <table:table-column table:style-name="ColMedium"/>
        <table:table-column table:style-name="ColMedium"/>
        <table:table-row table:style-name="RowStyle">
          <table:table-cell table:style-name="HeaderCell">
            <text:p>Product</text:p>
          </table:table-cell>
          <table:table-cell table:style-name="HeaderCell">
            <text:p>Q1</text:p>
          </table:table-cell>
          <table:table-cell table:style-name="HeaderCell">
            <text:p>Q2</text:p>
          </table:table-cell>
          <table:table-cell table:style-name="HeaderCell">
            <text:p>Q3</text:p>
          </table:table-cell>
          <table:table-cell table:style-name="HeaderCell">
            <text:p>Q4</text:p>
          </table:table-cell>
          <table:table-cell table:style-name="HeaderCell">
            <text:p>Total</text:p>
          </table:table-cell>
        </table:table-row>
        <table:table-row table:style-name="RowStyle">
          <table:table-cell table:style-name="DataCell">
            <text:p>Widget A</text:p>
            <office:annotation>
              <dc:creator>User</dc:creator>
              <dc:date>2025-12-28T12:00:00</dc:date>
              <text:p>This is our best-selling product line.</text:p>
            </office:annotation>
          </table:table-cell>
          <table:table-cell table:style-name="NumberCell" office:value-type="float" office:value="1500">
            <text:p>1500</text:p>
          </table:table-cell>
          <table:table-cell table:style-name="NumberCell" office:value-type="float" office:value="1800">
            <text:p>1800</text:p>
          </table:table-cell>
          <table:table-cell table:style-name="NumberCell" office:value-type="float" office:value="2100">
            <text:p>2100</text:p>
          </table:table-cell>
          <table:table-cell table:style-name="NumberCell" office:value-type="float" office:value="2400">
            <text:p>2400</text:p>
          </table:table-cell>
          <table:table-cell table:style-name="NumberCell" office:value-type="float" table:formula="of:=[.B2]+[.C2]+[.D2]+[.E2]">
            <text:p>7800</text:p>
          </table:table-cell>
        </table:table-row>
        <table:table-row table:style-name="RowStyle">
          <table:table-cell table:style-name="DataCell">
            <text:p>Widget B</text:p>
          </table:table-cell>
          <table:table-cell table:style-name="NumberCell" office:value-type="float" office:value="800">
            <text:p>800</text:p>
          </table:table-cell>
          <table:table-cell table:style-name="NumberCell" office:value-type="float" office:value="950">
            <text:p>950</text:p>
          </table:table-cell>
          <table:table-cell table:style-name="NumberCell" office:value-type="float" office:value="1100">
            <text:p>1100</text:p>
          </table:table-cell>
          <table:table-cell table:style-name="NumberCell" office:value-type="float" office:value="1250">
            <text:p>1250</text:p>
          </table:table-cell>
          <table:table-cell table:style-name="NumberCell" office:value-type="float" table:formula="of:=[.B3]+[.C3]+[.D3]+[.E3]">
            <text:p>4100</text:p>
          </table:table-cell>
        </table:table-row>
        <table:table-row table:style-name="RowStyle">
          <table:table-cell table:style-name="DataCell">
            <text:p>Widget C</text:p>
          </table:table-cell>
          <table:table-cell table:style-name="NumberCell" office:value-type="float" office:value="2200">
            <text:p>2200</text:p>
          </table:table-cell>
          <table:table-cell table:style-name="NumberCell" office:value-type="float" office:value="2500">
            <text:p>2500</text:p>
          </table:table-cell>
          <table:table-cell table:style-name="NumberCell" office:value-type="float" office:value="2800">
            <text:p>2800</text:p>
          </table:table-cell>
          <table:table-cell table:style-name="NumberCell" office:value-type="float" office:value="3100">
            <text:p>3100</text:p>
          </table:table-cell>
          <table:table-cell table:style-name="NumberCell" office:value-type="float" table:formula="of:=[.B4]+[.C4]+[.D4]+[.E4]">
            <text:p>10600</text:p>
          </table:table-cell>
        </table:table-row>
        <table:table-row table:style-name="RowStyle">
          <table:table-cell table:style-name="DataCell">
            <text:p>Widget D</text:p>
          </table:table-cell>
          <table:table-cell table:style-name="NumberCell" office:value-type="float" office:value="450">
            <text:p>450</text:p>
          </table:table-cell>
          <table:table-cell table:style-name="NumberCell" office:value-type="float" office:value="520">
            <text:p>520</text:p>
          </table:table-cell>
          <table:table-cell table:style-name="NumberCell" office:value-type="float" office:value="600">
            <text:p>600</text:p>
          </table:table-cell>
          <table:table-cell table:style-name="NumberCell" office:value-type="float" office:value="680">
            <text:p>680</text:p>
          </table:table-cell>
          <table:table-cell table:style-name="NumberCell" office:value-type="float" table:formula="of:=[.B5]+[.C5]+[.D5]+[.E5]">
            <text:p>2250</text:p>
          </table:table-cell>
        </table:table-row>
        <table:table-row table:style-name="RowStyle">
          <table:table-cell table:style-name="TotalCell">
            <text:p>Total</text:p>
          </table:table-cell>
          <table:table-cell table:style-name="TotalCell" office:value-type="float" table:formula="of:=SUM([.B2:.B5])">
            <text:p>4950</text:p>
          </table:table-cell>
          <table:table-cell table:style-name="TotalCell" office:value-type="float" table:formula="of:=SUM([.C2:.C5])">
            <text:p>5770</text:p>
          </table:table-cell>
          <table:table-cell table:style-name="TotalCell" office:value-type="float" table:formula="of:=SUM([.D2:.D5])">
            <text:p>6600</text:p>
          </table:table-cell>
          <table:table-cell table:style-name="TotalCell" office:value-type="float" table:formula="of:=SUM([.E2:.E5])">
            <text:p>7430</text:p>
          </table:table-cell>
          <table:table-cell table:style-name="TotalCell" office:value-type="float" table:formula="of:=SUM([.F2:.F5])">
            <text:p>24750</text:p>
          </table:table-cell>
        </table:table-row>
        <table:table-row/>
        <table:table-row table:style-name="RowStyle">
          <table:table-cell table:style-name="DataCell" table:number-columns-spanned="6">
            <text:p>Notes: <text:span>All figures are in USD thousands<office:annotation><dc:creator>User</dc:creator><dc:date>2025-12-28T14:30:00</dc:date><text:p>Remember to update these figures after the quarterly review meeting.</text:p></office:annotation></text:span>. Data subject to final audit.</text:p>
          </table:table-cell>
          <table:table-cell/>
          <table:table-cell/>
          <table:table-cell/>
          <table:table-cell/>
          <table:table-cell/>
        </table:table-row>
      </table:table>
      <table:table table:name="Summary">
        <table:table-column table:style-name="ColWide"/>
        <table:table-column table:style-name="ColMedium"/>
        <table:table-row table:style-name="RowStyle">
          <table:table-cell table:style-name="HeaderCell">
            <text:p>Metric</text:p>
          </table:table-cell>
          <table:table-cell table:style-name="HeaderCell">
            <text:p>Value</text:p>
          </table:table-cell>
        </table:table-row>
        <table:table-row table:style-name="RowStyle">
          <table:table-cell table:style-name="DataCell">
            <text:p>Total Revenue</text:p>
          </table:table-cell>
          <table:table-cell table:style-name="NumberCell" office:value-type="float" table:formula="of:=SUM('Sales Data'.F2:F5)">
            <text:p>(formula)</text:p>
          </table:table-cell>
        </table:table-row>
        <table:table-row table:style-name="RowStyle">
          <table:table-cell table:style-name="DataCell">
            <text:p>Average per Product</text:p>
          </table:table-cell>
          <table:table-cell table:style-name="NumberCell" office:value-type="float" table:formula="of:=AVERAGE('Sales Data'.F2:F5)">
            <text:p>(formula)</text:p>
          </table:table-cell>
        </table:table-row>
        <table:table-row table:style-name="RowStyle">
          <table:table-cell table:style-name="DataCell">
            <text:p>Highest Quarterly Sale</text:p>
          </table:table-cell>
          <table:table-cell table:style-name="NumberCell" office:value-type="float" table:formula="of:=MAX('Sales Data'.B2:E5)">
            <text:p>(formula)</text:p>
          </table:table-cell>
        </table:table-row>
        <table:table-row table:style-name="RowStyle">
          <table:table-cell table:style-name="DataCell">
            <text:p>Lowest Quarterly Sale</text:p>
          </table:table-cell>
          <table:table-cell table:style-name="NumberCell" office:value-type="float" table:formula="of:=MIN('Sales Data'.B2:E5)">
            <text:p>(formula)</text:p>
          </table:table-cell>
        </table:table-row>
        <table:table-row table:style-name="RowStyle">
          <table:table-cell table:style-name="DataCell">
            <text:p>Number of Products</text:p>
          </table:table-cell>
          <table:table-cell table:style-name="NumberCell" office:value-type="float" table:formula="of:=COUNT('Sales Data'.A2:A5)">
            <text:p>(formula)</text:p>
          </table:table-cell>
        </table:table-row>
        <table:table-row>
          <table:table-cell table:style-name="DataCell">
            <office:annotation>
              <dc:creator>User</dc:creator>
              <dc:date>2025-12-28T15:00:00</dc:date>
              <text:p>These formulas reference the Sales Data sheet. Update source data to refresh.</text:p>
            </office:annotation>
            <text:p>Summary metrics calculated from Sales Data she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c="http://purl.org/dc/elements/1.1/" xmlns:of="urn:oasis:names:tc:opendocument:xmlns:of:1.2" xmlns:manifest="urn:oasis:names:tc:opendocument:xmlns:manifest:1.0" office:version="1.2">
  <office:styles>
    <style:style style:name="HeaderCell" style:family="table-cell" style:display-name="HeaderCell">
      <style:table-cell-properties fo:background-color="#4472C4" fo:padding="0.2cm" fo:border="0.5pt solid #000000"/>
      <style:text-properties fo:font-size="12pt" fo:font-weight="bold" fo:color="#ffffff"/>
      <style:paragraph-properties fo:text-align="center"/>
    </style:style>
    <style:style style:name="DataCell" style:family="table-cell" style:display-name="DataCell">
      <style:table-cell-properties fo:padding="0.1cm" fo:border="0.5pt solid #cccccc"/>
      <style:text-properties fo:font-size="11pt"/>
    </style:style>
    <style:style style:name="NumberCell" style:family="table-cell" style:display-name="NumberCell">
      <style:table-cell-properties fo:padding="0.1cm" fo:border="0.5pt solid #cccccc"/>
      <style:text-properties fo:font-size="11pt"/>
      <style:paragraph-properties fo:text-align="right"/>
    </style:style>
    <style:style style:name="TotalCell" style:family="table-cell" style:display-name="TotalCell">
      <style:table-cell-properties fo:background-color="#d9e2f3" fo:padding="0.1cm" fo:border="0.5pt solid #000000"/>
      <style:text-properties fo:font-size="11pt" fo:font-weight="bold"/>
      <style:paragraph-properties fo:text-align="right"/>
    </style:style>
  </office:styles>
  <office:automatic-styles>
    <style:page-layout style:name="PageLayout1">
      <style:page-layout-properties fo:margin-left="2cm" fo:margin-right="2cm" fo:margin-top="2.5cm" fo:margin-bottom="2.5cm"/>
      <style:header-style/>
      <style:footer-style/>
    </style:page-layout>
  </office:automatic-styles>
  <office:master-styles>
    <style:master-page style:name="Default" style:page-layout-name="PageLayout1" style:display-name="Default">
      <style:header>
        <text:p>Sales Report - Q4 2025 | Company Confidential</text:p>
      </style:header>
      <style:footer>
        <text:p>Generated with Python | Page 1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dc="http://purl.org/dc/elements/1.1/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